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Standard" style:list-style-name="L1">
      <style:paragraph-properties>
        <style:tab-stops>
          <style:tab-stop style:position="0.1291in"/>
        </style:tab-stops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Standard" style:list-style-name="L1">
      <style:paragraph-properties>
        <style:tab-stops>
          <style:tab-stop style:position="0.1437in"/>
        </style:tab-stops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Standard" style:list-style-name="L1">
      <style:paragraph-properties>
        <style:tab-stops>
          <style:tab-stop style:position="0.122in"/>
        </style:tab-stops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Standard" style:list-style-name="L1">
      <style:paragraph-properties fo:margin-left="0.8992in" fo:margin-right="0in" fo:text-indent="-0.3882in" style:auto-text-indent="false">
        <style:tab-stops>
          <style:tab-stop style:position="0.1291in"/>
        </style:tab-stops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Standard" style:list-style-name="L1">
      <style:paragraph-properties fo:margin-left="0.8846in" fo:margin-right="0in" fo:text-indent="-0.3744in" style:auto-text-indent="false">
        <style:tab-stops>
          <style:tab-stop style:position="0.1291in"/>
        </style:tab-stops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Standard" style:list-style-name="L1">
      <style:paragraph-properties fo:margin-left="0.9638in" fo:margin-right="0in" fo:text-indent="-0.4102in" style:auto-text-indent="false">
        <style:tab-stops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Standard" style:list-style-name="L1">
      <style:paragraph-properties fo:margin-left="0.9717in" fo:margin-right="0in" fo:text-indent="-0.3744in" style:auto-text-indent="false">
        <style:tab-stops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34739499" text:style-name="L1">
        <text:list-item>
          <text:p text:style-name="P1"><text:bookmark text:name="internal-source-marker_0.1758773956014814"/>Functional Requirements</text:p>
          <text:list>
            <text:list-item>
              <text:p text:style-name="P5">shall continuously monitor the power used from either a 2-phase or a 3-phase installation.</text:p>
            </text:list-item>
            <text:list-item>
              <text:p text:style-name="P5">Shall store power usage data locally to be transmitted back to the base station at regular intervals.</text:p>
            </text:list-item>
            <text:list-item>
              <text:p text:style-name="P5">Shall display power usage data on an LCD display module integrated into the electric panel.</text:p>
            </text:list-item>
            <text:list-item>
              <text:p text:style-name="P5">shall interface and control the digital breakers, monitoring their status and reading the power used on each interface at intervals specified during the setup and install.</text:p>
            </text:list-item>
            <text:list-item>
              <text:p text:style-name="P5">Shall be capable of establishing a wireless link with a PICA base station.</text:p>
            </text:list-item>
            <text:list-item>
              <text:p text:style-name="P5">Shall be capable of detecting a brownout condition and safely shut itself down.</text:p>
            </text:list-item>
            <text:list-item>
              <text:p text:style-name="P5">Shall be capable of restoring its last state after a brownout condition.</text:p>
            </text:list-item>
            <text:list-item>
              <text:p text:style-name="P5">Shall be capable of detecting any tampering and alerting both the power-company and the consumer.</text:p>
            </text:list-item>
            <text:list-item>
              <text:p text:style-name="P5">Shall integrate with the digital breakers via an SPI bus.</text:p>
            </text:list-item>
          </text:list>
        </text:list-item>
        <text:list-item>
          <text:p text:style-name="P1">Behavioral Requirements</text:p>
          <text:list>
            <text:list-item>
              <text:p text:style-name="P2">In the event of wireless link loss, attempt to re-establish the wireless link.</text:p>
            </text:list-item>
            <text:list-item>
              <text:p text:style-name="P6">In the event of a wireless link loss, revert to stand-alone mode, storing as much data as possible until internal storage is full, then ejecting the oldest data first.</text:p>
            </text:list-item>
            <text:list-item>
              <text:p text:style-name="P2">In the event of a wireless link loss, notify the user via the LCD display.</text:p>
            </text:list-item>
            <text:list-item>
              <text:p text:style-name="P2">Shall be capable of being configured and upgraded through the base station.</text:p>
            </text:list-item>
            <text:list-item>
              <text:p text:style-name="P2">Shall be capable of being configured and upgraded through a local USB port.</text:p>
            </text:list-item>
            <text:list-item>
              <text:p text:style-name="P2">Shall perform a built-in-self-test upon system bootup. <text:s/></text:p>
            </text:list-item>
            <text:list-item>
              <text:p text:style-name="P2">In the event of a brownout, the system will dump all of its volatile information to non-volatile storage space.</text:p>
            </text:list-item>
            <text:list-item>
              <text:p text:style-name="P2">Shall be able to detect corrupted data when brought out of a brownout condition.</text:p>
            </text:list-item>
            <text:list-item>
              <text:p text:style-name="P2">Shall log all events processed in the following 4 categories: critical, error, warning, note.</text:p>
            </text:list-item>
            <text:list-item>
              <text:p text:style-name="P2">Store all system critical settings and configuration data in a specified non-volatile storage area.</text:p>
            </text:list-item>
            <text:list-item>
              <text:p text:style-name="P2">Shall provide the capability to recover from a bad software update/flash.</text:p>
            </text:list-item>
          </text:list>
        </text:list-item>
        <text:list-item>
          <text:p text:style-name="P1">Software Requirements</text:p>
          <text:list>
            <text:list-item>
              <text:p text:style-name="P3">shall fit inside of the onboard EEPROM for boot.</text:p>
            </text:list-item>
            <text:list-item>
              <text:p text:style-name="P3">Shall perform a system verification on bootup</text:p>
            </text:list-item>
            <text:list-item>
              <text:p text:style-name="P3">shall periodically perform a system check to verify the health and status of the system.</text:p>
            </text:list-item>
            <text:list-item>
              <text:p text:style-name="P3">Shall store all system critical configuration settings in non-volatile storage.</text:p>
            </text:list-item>
            <text:list-item>
              <text:p text:style-name="P3">Shall be user-updateable.</text:p>
            </text:list-item>
            <text:list-item>
              <text:p text:style-name="P3">Shall be able to properly recover from a “bad” or “corrupted” software update.</text:p>
            </text:list-item>
            <text:list-item>
              <text:p text:style-name="P3">Shall implement a system for authorized access to various components of the system configuration or data display.</text:p>
            </text:list-item>
          </text:list>
        </text:list-item>
        <text:list-item>
          <text:p text:style-name="P1">Hardware Requirements</text:p>
          <text:list>
            <text:list-item>
              <text:p text:style-name="P7">shall be completely enclosed in a weatherproof case, tolerant of extreme temperature differences.</text:p>
            </text:list-item>
            <text:list-item>
              <text:p text:style-name="P7">Shall be completely AC coupled to prevent any transient AC voltages from entering the system.</text:p>
            </text:list-item>
            <text:list-item>
              <text:p text:style-name="P7">Shall be grounded in accordance with electrical codes.</text:p>
            </text:list-item>
            <text:list-item>
              <text:p text:style-name="P7">Shall comply with all mandated electrical codes for power meters and electrical panels.</text:p>
            </text:list-item>
            <text:list-item>
              <text:p text:style-name="P7">Shall be mounted inside the electrical panel in the same location as a standard power meter.</text:p>
            </text:list-item>
            <text:list-item>
              <text:p text:style-name="P7">Shall provide non-volatile storage.</text:p>
            </text:list-item>
          </text:list>
        </text:list-item>
        <text:list-item>
          <text:p text:style-name="P1">User Interface Requirements</text:p>
          <text:list>
            <text:list-item>
              <text:p text:style-name="P4">shall have a 16x4 LCD display module viewable from outside the electric panel.</text:p>
            </text:list-item>
            <text:list-item>
              <text:p text:style-name="P4">Shall be capable of interfacing with a simply web-based application for stand-alone configuration.</text:p>
            </text:list-item>
          </text:list>
        </text:list-item>
        <text:list-item>
          <text:p text:style-name="P1"><text:soft-page-break/>Safety Requirements</text:p>
          <text:list>
            <text:list-item>
              <text:p text:style-name="P1">shall meet or exceed safety requirements for devices inside an electric panel.</text:p>
            </text:list-item>
            <text:list-item>
              <text:p text:style-name="P1">Shall be AC-coupled against incoming line-voltage and current.</text:p>
            </text:list-item>
            <text:list-item>
              <text:p text:style-name="P1">Shall be grounded.</text:p>
            </text:list-item>
            <text:list-item>
              <text:p text:style-name="P1">Shall be sealed against the elements.</text:p>
            </text:list-item>
          </text:list>
        </text:list-item>
        <text:list-item>
          <text:p text:style-name="P1">Electrical Code Requirements</text:p>
        </text:list-item>
        <text:list-item>
          <text:p text:style-name="P1">Power Requirements</text:p>
          <text:list>
            <text:list-item>
              <text:p text:style-name="P8">Shall be capable of operating off of a single breaker tap that provides power to the whole smart-meter system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05T22:17:21</meta:creation-date>
    <dc:date>2010-10-06T12:48:37</dc:date>
    <meta:editing-duration>PT03H19M58S</meta:editing-duration>
    <meta:editing-cycles>9</meta:editing-cycles>
    <meta:generator>OpenOffice.org/3.2$Linux OpenOffice.org_project/320m12$Build-9483</meta:generator>
    <meta:document-statistic meta:table-count="0" meta:image-count="0" meta:object-count="0" meta:page-count="2" meta:paragraph-count="48" meta:word-count="581" meta:character-count="3634"/>
  </office:meta>
</office:document-meta>
</file>